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48" style:family="table">
      <style:table-properties style:width="14.522cm" table:align="left" style:writing-mode="lr-tb"/>
    </style:style>
    <style:style style:name="Table48.A" style:family="table-column">
      <style:table-column-properties style:column-width="5.08cm"/>
    </style:style>
    <style:style style:name="Table48.B" style:family="table-column">
      <style:table-column-properties style:column-width="3.175cm"/>
    </style:style>
    <style:style style:name="Table48.C" style:family="table-column">
      <style:table-column-properties style:column-width="2.598cm"/>
    </style:style>
    <style:style style:name="Table48.D" style:family="table-column">
      <style:table-column-properties style:column-width="3.669cm"/>
    </style:style>
    <style:style style:name="Table48.1" style:family="table-row">
      <style:table-row-properties style:keep-together="true" fo:keep-together="auto"/>
    </style:style>
    <style:style style:name="Table48.A1" style:family="table-cell">
      <style:table-cell-properties style:vertical-align="top" fo:padding="0.101cm" fo:border-left="0.018cm solid #000000" fo:border-right="none" fo:border-top="0.018cm solid #000000" fo:border-bottom="0.018cm solid #000000" style:writing-mode="lr-tb"/>
    </style:style>
    <style:style style:name="Table48.D1" style:family="table-cell">
      <style:table-cell-properties style:vertical-align="top" fo:padding="0.101cm" fo:border="0.018cm solid #000000" style:writing-mode="lr-tb"/>
    </style:style>
    <style:style style:name="Table49" style:family="table">
      <style:table-properties style:width="13.543cm" table:align="left" style:writing-mode="lr-tb"/>
    </style:style>
    <style:style style:name="Table49.A" style:family="table-column">
      <style:table-column-properties style:column-width="5.398cm"/>
    </style:style>
    <style:style style:name="Table49.B" style:family="table-column">
      <style:table-column-properties style:column-width="2.858cm"/>
    </style:style>
    <style:style style:name="Table49.C" style:family="table-column">
      <style:table-column-properties style:column-width="1.905cm"/>
    </style:style>
    <style:style style:name="Table49.D" style:family="table-column">
      <style:table-column-properties style:column-width="3.383cm"/>
    </style:style>
    <style:style style:name="Table49.1" style:family="table-row">
      <style:table-row-properties style:keep-together="true" fo:keep-together="auto"/>
    </style:style>
    <style:style style:name="Table49.A1" style:family="table-cell">
      <style:table-cell-properties style:vertical-align="top" fo:padding="0.101cm" fo:border-left="0.018cm solid #000000" fo:border-right="none" fo:border-top="0.018cm solid #000000" fo:border-bottom="0.018cm solid #000000" style:writing-mode="lr-tb"/>
    </style:style>
    <style:style style:name="Table49.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9.D1" style:family="table-cell">
      <style:table-cell-properties style:vertical-align="top" fo:padding-left="0.191cm" fo:padding-right="0.191cm" fo:padding-top="0cm" fo:padding-bottom="0cm" fo:border="0.018cm solid #000000" style:writing-mode="lr-tb"/>
    </style:style>
    <style:style style:name="Table50" style:family="table">
      <style:table-properties style:width="14.522cm" table:align="left" style:writing-mode="lr-tb"/>
    </style:style>
    <style:style style:name="Table50.A" style:family="table-column">
      <style:table-column-properties style:column-width="4.445cm"/>
    </style:style>
    <style:style style:name="Table50.B" style:family="table-column">
      <style:table-column-properties style:column-width="3.81cm"/>
    </style:style>
    <style:style style:name="Table50.C" style:family="table-column">
      <style:table-column-properties style:column-width="2.598cm"/>
    </style:style>
    <style:style style:name="Table50.D" style:family="table-column">
      <style:table-column-properties style:column-width="3.669cm"/>
    </style:style>
    <style:style style:name="Table50.1" style:family="table-row">
      <style:table-row-properties style:keep-together="true" fo:keep-together="auto"/>
    </style:style>
    <style:style style:name="Table50.A1" style:family="table-cell">
      <style:table-cell-properties style:vertical-align="top" fo:padding="0.101cm" fo:border-left="0.018cm solid #000000" fo:border-right="none" fo:border-top="0.018cm solid #000000" fo:border-bottom="0.018cm solid #000000" style:writing-mode="lr-tb"/>
    </style:style>
    <style:style style:name="Table5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0.D1" style:family="table-cell">
      <style:table-cell-properties style:vertical-align="top" fo:padding-left="0.191cm" fo:padding-right="0.191cm" fo:padding-top="0cm" fo:padding-bottom="0cm" fo:border="0.018cm solid #000000" style:writing-mode="lr-tb"/>
    </style:style>
    <style:style style:name="P1" style:family="paragraph" style:parent-style-name="Header_20_right">
      <style:paragraph-properties fo:margin-top="0cm" fo:margin-bottom="0cm"/>
    </style:style>
    <style:style style:name="P2" style:family="paragraph" style:parent-style-name="p-center">
      <style:paragraph-properties fo:margin-top="0cm" fo:margin-bottom="0cm" style:snap-to-layout-grid="false"/>
    </style:style>
    <style:style style:name="P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4" style:family="paragraph" style:parent-style-name="Header_20_left">
      <style:text-properties fo:font-weight="normal" style:font-weight-asian="normal" style:font-weight-complex="normal"/>
    </style:style>
    <style:style style:name="P5" style:family="paragraph" style:parent-style-name="p">
      <style:paragraph-properties fo:margin-top="0.101cm" fo:margin-bottom="0cm"/>
      <style:text-properties style:font-name="Helvetica-Narrow4" fo:font-size="18pt" style:font-size-asian="18pt" style:font-size-complex="18pt"/>
    </style:style>
    <style:style style:name="P6" style:family="paragraph" style:parent-style-name="p">
      <style:paragraph-properties fo:margin-top="7.2cm" fo:margin-bottom="0.15cm"/>
      <style:text-properties style:font-name="Helvetica-Narrow5" fo:font-size="30pt" style:font-size-asian="30pt" style:font-size-complex="30pt" style:text-scale="115%"/>
    </style:style>
    <style:style style:name="P7" style:family="paragraph" style:parent-style-name="p">
      <style:paragraph-properties fo:margin-top="0.15cm" fo:margin-bottom="0.21cm"/>
      <style:text-properties style:font-name="Helvetica-Narrow5" fo:font-size="12pt" style:font-size-asian="12pt" style:font-size-complex="12pt"/>
    </style:style>
    <style:style style:name="P8" style:family="paragraph" style:parent-style-name="p">
      <style:paragraph-properties fo:margin-top="5.001cm" fo:margin-bottom="0.21cm"/>
    </style:style>
    <style:style style:name="P9" style:family="paragraph" style:parent-style-name="p">
      <style:paragraph-properties fo:margin-top="0cm" fo:margin-bottom="0.42cm"/>
    </style:style>
    <style:style style:name="P10" style:family="paragraph" style:parent-style-name="p">
      <style:paragraph-properties fo:margin-left="0cm" fo:margin-right="0cm" fo:text-indent="0cm" style:auto-text-indent="false"/>
      <style:text-properties style:font-name="Helvetica-Narrow5" fo:font-size="10pt" style:font-size-asian="10pt" style:font-size-complex="10pt"/>
    </style:style>
    <style:style style:name="P11" style:family="paragraph" style:parent-style-name="p-right">
      <style:text-properties style:font-name="Helvetica-Narrow5" fo:font-size="14pt" style:font-size-asian="14pt" style:font-size-complex="14pt"/>
    </style:style>
    <style:style style:name="P12" style:family="paragraph" style:parent-style-name="p" style:master-page-name="">
      <style:paragraph-properties fo:margin-top="0cm" fo:margin-bottom="0.21cm" style:page-number="auto"/>
      <style:text-properties style:font-name="Helvetica-Narrow5"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5" fo:font-size="10pt" style:font-size-asian="10pt" style:font-size-complex="10pt"/>
    </style:style>
    <style:style style:name="P14" style:family="paragraph" style:parent-style-name="Title-book" style:master-page-name="">
      <style:paragraph-properties style:page-number="auto"/>
    </style:style>
    <style:style style:name="P15" style:family="paragraph" style:parent-style-name="p">
      <style:paragraph-properties style:snap-to-layout-grid="false"/>
    </style:style>
    <style:style style:name="P16" style:family="paragraph" style:parent-style-name="p">
      <style:text-properties fo:font-weight="bold" style:font-weight-asian="bold"/>
    </style:style>
    <style:style style:name="P17" style:family="paragraph" style:parent-style-name="h1">
      <style:paragraph-properties fo:break-before="page"/>
    </style:style>
    <style:style style:name="P18" style:family="paragraph" style:parent-style-name="p-center">
      <style:paragraph-properties style:snap-to-layout-grid="false"/>
    </style:style>
    <style:style style:name="P19" style:family="paragraph" style:parent-style-name="li2a" style:list-style-name="WW8Num31"/>
    <style:style style:name="P20" style:family="paragraph" style:parent-style-name="li1n" style:list-style-name="WW8Num4"/>
    <style:style style:name="P21" style:family="paragraph" style:parent-style-name="li1b" style:list-style-name="WW8Num17"/>
    <style:style style:name="P22" style:family="paragraph" style:parent-style-name="p" style:master-page-name="First_20_Page">
      <style:paragraph-properties style:page-number="auto"/>
    </style:style>
    <style:style style:name="P23" style:family="paragraph" style:parent-style-name="p" style:master-page-name="Copyright_20_Page">
      <style:paragraph-properties style:page-number="auto"/>
    </style:style>
    <style:style style:name="P24" style:family="paragraph" style:parent-style-name="p" style:master-page-name="TOC_20_Page">
      <style:paragraph-properties style:page-number="auto"/>
      <style:text-properties style:font-name="Helvetica-Narrow4" fo:font-size="34pt" style:font-size-asian="34pt" style:font-size-complex="34pt"/>
    </style:style>
    <style:style style:name="P25" style:family="paragraph" style:parent-style-name="p">
      <style:paragraph-properties fo:break-before="page"/>
    </style:style>
    <style:style style:name="P26" style:family="paragraph" style:parent-style-name="Title" style:master-page-name="Standard">
      <style:paragraph-properties style:page-number="1" fo:break-before="page"/>
    </style:style>
    <style:style style:name="P27" style:family="paragraph" style:parent-style-name="Contents_20_3">
      <style:paragraph-properties>
        <style:tab-stops>
          <style:tab-stop style:position="13.102cm" style:type="right"/>
        </style:tab-stops>
      </style:paragraph-properties>
    </style:style>
    <style:style style:name="P28" style:family="paragraph" style:parent-style-name="Contents_20_2">
      <style:paragraph-properties>
        <style:tab-stops>
          <style:tab-stop style:position="14.002cm" style:type="right"/>
        </style:tab-stops>
      </style:paragraph-properties>
    </style:style>
    <style:style style:name="P29" style:family="paragraph" style:parent-style-name="Contents_20_1">
      <style:paragraph-properties>
        <style:tab-stops>
          <style:tab-stop style:position="14.601cm" style:type="right"/>
        </style:tab-stops>
      </style:paragraph-properties>
    </style:style>
    <style:style style:name="T1" style:family="text">
      <style:text-properties fo:font-style="italic" style:font-style-asian="italic"/>
    </style:style>
    <style:style style:name="T2" style:family="text">
      <style:text-properties fo:color="#000000"/>
    </style:style>
    <style:style style:name="T3" style:family="text">
      <style:text-properties fo:font-weight="bold" style:font-weight-asian="bold"/>
    </style:style>
    <style:style style:name="T4"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
      <text:p text:style-name="P14">XXXXX<text:line-break/><text:line-break/>XXXXX</text:p>
      <text:p text:style-name="p"/>
      <text:p text:style-name="P5">Faculty of XXXX</text:p>
      <text:p text:style-name="P12"/>
      <text:p text:style-name="P6">Study book</text:p>
      <text:p text:style-name="P7"/>
      <text:p text:style-name="p"/>
      <text:p text:style-name="p"/>
      <text:p text:style-name="P23"/>
      <text:p text:style-name="P8"/>
      <text:p text:style-name="P9"/>
      <text:p text:style-name="P13"><text:span text:style-name="i-b">XXXXXX</text:span></text:p>
      <text:p text:style-name="P10">XXXXXXX</text:p>
      <text:p text:style-name="p"/>
      <text:p text:style-name="P24">Table of contents</text:p>
      <text:p text:style-name="p"/>
      <text:p text:style-name="P11">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P29">Assessment<text:tab/>1</text:p>
          <text:p text:style-name="P28">Assessment details<text:tab/>1</text:p>
          <text:p text:style-name="P28">Submission details<text:tab/>1</text:p>
          <text:p text:style-name="P28">Web-postings and summary<text:tab/>2</text:p>
          <text:p text:style-name="P27">Part 1 <text:tab/>2</text:p>
          <text:p text:style-name="P27">Part 2 <text:tab/>2</text:p>
          <text:p text:style-name="P28">Essay<text:tab/>4</text:p>
        </text:index-body>
      </text:table-of-content>
      <text:p text:style-name="p"/>
      <text:p text:style-name="p"><text:bookmark text:name="_end_of_template_"/><text:s text:c="2"/></text:p>
      <text:p text:style-name="P25"><text:s text:c="4"/></text:p>
      <text:p text:style-name="P26"><text:bookmark text:name="_Start_Odd_1"/>Assessment</text:p>
      <text:p text:style-name="h1">Assessment details</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2"><text:span text:style-name="i-b">Description</text:span></text:p>
          </table:table-cell>
          <table:table-cell table:style-name="Table48.A1" office:value-type="string">
            <text:p text:style-name="P2"><text:span text:style-name="i-b">Marks out of</text:span></text:p>
          </table:table-cell>
          <table:table-cell table:style-name="Table48.A1" office:value-type="string">
            <text:p text:style-name="P2"><text:span text:style-name="i-b">Wtg(%)</text:span></text:p>
          </table:table-cell>
          <table:table-cell table:style-name="Table48.D1" office:value-type="string">
            <text:p text:style-name="P2"><text:span text:style-name="i-b">Due date</text:span></text:p>
          </table:table-cell>
        </table:table-row>
        <table:table-row table:style-name="Table48.1">
          <table:table-cell table:style-name="Table48.A1" office:value-type="string">
            <text:p text:style-name="P15">5 Web-postings and summary</text:p>
          </table:table-cell>
          <table:table-cell table:style-name="Table48.A1" office:value-type="string">
            <text:p text:style-name="P18">100</text:p>
          </table:table-cell>
          <table:table-cell table:style-name="Table48.A1" office:value-type="string">
            <text:p text:style-name="P18">20</text:p>
          </table:table-cell>
          <table:table-cell table:style-name="Table48.D1" office:value-type="string">
            <text:p text:style-name="P15">31 August 2009</text:p>
          </table:table-cell>
        </table:table-row>
        <table:table-row table:style-name="Table48.1">
          <table:table-cell table:style-name="Table48.A1" office:value-type="string">
            <text:p text:style-name="P15">Essay</text:p>
          </table:table-cell>
          <table:table-cell table:style-name="Table48.A1" office:value-type="string">
            <text:p text:style-name="P18">100</text:p>
          </table:table-cell>
          <table:table-cell table:style-name="Table48.A1" office:value-type="string">
            <text:p text:style-name="P18">40</text:p>
          </table:table-cell>
          <table:table-cell table:style-name="Table48.D1" office:value-type="string">
            <text:p text:style-name="P15">19 October 2009</text:p>
          </table:table-cell>
        </table:table-row>
        <table:table-row table:style-name="Table48.1">
          <table:table-cell table:style-name="Table48.A1" office:value-type="string">
            <text:p text:style-name="P15">Examination</text:p>
          </table:table-cell>
          <table:table-cell table:style-name="Table48.A1" office:value-type="string">
            <text:p text:style-name="P18">100</text:p>
          </table:table-cell>
          <table:table-cell table:style-name="Table48.A1" office:value-type="string">
            <text:p text:style-name="P18">40</text:p>
          </table:table-cell>
          <table:table-cell table:style-name="Table48.D1" office:value-type="string">
            <text:p text:style-name="P15">Examination period</text:p>
          </table:table-cell>
        </table:table-row>
      </table:table>
      <text:p text:style-name="p"/>
      <text:p text:style-name="P16">Notes</text:p>
      <text:list text:style-name="li1n" text:continue-numbering="false" xml:id="list1">
        <text:list-item>
          <text:p text:style-name="P20">This assessment is aligned with Objectives 1, 3 and 5.</text:p>
        </text:list-item>
      </text:list>
      <text:list text:style-name="li1n" text:continue-numbering="true" xml:id="list2" text:continue-list="list1">
        <text:list-item>
          <text:p text:style-name="P20">This assessment is aligned with Objectives 1, 3 and 4.</text:p>
        </text:list-item>
      </text:list>
      <text:list text:style-name="li1n" text:continue-numbering="true" xml:id="list3" text:continue-list="list2">
        <text:list-item>
          <text:p text:style-name="P20">Students will be advised of the examination date when the timetable has been finalised. This assessment is aligned with Objectives 1, 3 and 4.</text:p>
        </text:list-item>
      </text:list>
      <text:p text:style-name="h1">Submission details</text:p>
      <text:p text:style-name="Normal_20__28_Web_29_">For this course you are required to submit each assignment attached inside the standard assignment folder on which is included: </text:p>
      <text:list text:style-name="li1b" text:continue-numbering="false" xml:id="list4">
        <text:list-item>
          <text:p text:style-name="P21">full name and address and student number</text:p>
        </text:list-item>
      </text:list>
      <text:list text:style-name="li1b" text:continue-numbering="true" xml:id="list5" text:continue-list="list4">
        <text:list-item>
          <text:p text:style-name="P21">name of course</text:p>
        </text:list-item>
      </text:list>
      <text:list text:style-name="li1b" text:continue-numbering="true" xml:id="list6" text:continue-list="list5">
        <text:list-item>
          <text:p text:style-name="P21">assignment number</text:p>
        </text:list-item>
      </text:list>
      <text:list text:style-name="li1b" text:continue-numbering="true" xml:id="list7" text:continue-list="list6">
        <text:list-item>
          <text:p text:style-name="P21">correct assignment sticker.</text:p>
        </text:list-item>
      </text:list>
      <text:p text:style-name="Normal_20__28_Web_29_"><text:line-break/>Please ensure that all pages are securely fastened together, numbered, and each page should have your name on it. All assignments should be forwarded to:</text:p>
      <text:p text:style-name="Normal_20__28_Web_29_">Distance and e-Learning Centre<text:line-break/>University of Southern Queensland<text:line-break/>TOOWOOMBA QLD 4350<text:line-break/>AUSTRALIA</text:p>
      <text:p text:style-name="P17"><text:bookmark-start text:name="webpost_1"/>Web-postings and summary<text:bookmark-end text:name="webpost_1"/></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2"><text:span text:style-name="i-b"><text:span text:style-name="T2">Description</text:span></text:span></text:p>
          </table:table-cell>
          <table:table-cell table:style-name="Table49.B1" office:value-type="string">
            <text:p text:style-name="P2"><text:span text:style-name="i-b"><text:span text:style-name="T2">Marks out of</text:span></text:span></text:p>
          </table:table-cell>
          <table:table-cell table:style-name="Table49.B1" office:value-type="string">
            <text:p text:style-name="P2"><text:span text:style-name="i-b"><text:span text:style-name="T2">Wtg(%)</text:span></text:span></text:p>
          </table:table-cell>
          <table:table-cell table:style-name="Table49.D1" office:value-type="string">
            <text:p text:style-name="P2"><text:span text:style-name="i-b"><text:span text:style-name="T2">Due date</text:span></text:span></text:p>
          </table:table-cell>
        </table:table-row>
        <table:table-row table:style-name="Table49.1">
          <table:table-cell table:style-name="Table49.A1" office:value-type="string">
            <text:p text:style-name="P15">5 web-postings and summary</text:p>
          </table:table-cell>
          <table:table-cell table:style-name="Table49.B1" office:value-type="string">
            <text:p text:style-name="P18">100</text:p>
          </table:table-cell>
          <table:table-cell table:style-name="Table49.B1" office:value-type="string">
            <text:p text:style-name="P18">20</text:p>
          </table:table-cell>
          <table:table-cell table:style-name="Table49.D1" office:value-type="string">
            <text:p text:style-name="P15">31 August 2009</text:p>
          </table:table-cell>
        </table:table-row>
      </table:table>
      <text:p text:style-name="p"/>
      <text:p text:style-name="h2">Part 1 </text:p>
      <text:p text:style-name="p">Make a posting to the discussion forum set up for this assessment item on the course <text:span text:style-name="T1">StudyDesk</text:span> on USQ<text:span text:style-name="T1">Connect</text:span> at the end of each week from weeks 2–5. This should be a piece of about <text:span text:style-name="T3">two paragraphs length that deals with one of three options</text:span>:</text:p>
      <text:list text:style-name="li1n" text:continue-numbering="false" xml:id="list8">
        <text:list-item>
          <text:p text:style-name="P20">An outline of the life and work of one performer that you have covered in the module for the week</text:p>
        </text:list-item>
      </text:list>
      <text:list text:style-name="li1n" text:continue-numbering="true" xml:id="list9" text:continue-list="list8">
        <text:list-item>
          <text:p text:style-name="P20">A definition and example of one major genre or piece type that you have covered in the module set for the week</text:p>
        </text:list-item>
      </text:list>
      <text:list text:style-name="li1n" text:continue-numbering="true" xml:id="list10" text:continue-list="list9">
        <text:list-item>
          <text:p text:style-name="P20">A response to one of the music pieces you have heard during class or on the Covach textbook support website &lt;<text:a xlink:type="simple" xlink:href="http://www2.wwnorton.com/college/music/rockhistory/welcome.htm">http://www2.wwnorton.com/college/music/rockhistory/welcome.htm</text:a>&gt; that you have covered in the module set for the week.<text:line-break/></text:p>
        </text:list-item>
      </text:list>
      <text:p text:style-name="p">Keep a personal record of all the pieces that you post on the <text:span text:style-name="i-i">StudyDesk</text:span>. Please take time to read the responses logged by other students in the class – you might like to interact with the responses and start up an online conversation.</text:p>
      <text:p text:style-name="h2">Part 2 </text:p>
      <text:p text:style-name="p">At the end of week 5, choose the best of your four pieces and expand it into a 750–800 word short essay, complete with an introduction, body and brief conclusion.</text:p>
      <text:p text:style-name="p">Show the references you have used through:</text:p>
      <text:list text:style-name="li1n" text:continue-numbering="false" xml:id="list11">
        <text:list-item>
          <text:p text:style-name="P20">in-text referencing using the Harvard system</text:p>
        </text:list-item>
      </text:list>
      <text:list text:style-name="li1n" text:continue-numbering="true" xml:id="list12" text:continue-list="list11">
        <text:list-item>
          <text:p text:style-name="P20">a list of references organised according to the Harvard system with ten relevant sources. <text:line-break/>These may be:<text:line-break/></text:p>
        </text:list-item>
      </text:list>
      <text:list text:style-name="li2a" text:continue-numbering="false" xml:id="list13">
        <text:list-item>
          <text:p text:style-name="P19">your textbook and anthology of scores</text:p>
        </text:list-item>
      </text:list>
      <text:list text:style-name="li2a" text:continue-numbering="true" xml:id="list14" text:continue-list="list13">
        <text:list-item>
          <text:p text:style-name="P19">books in hard copy from the USQ library collection</text:p>
        </text:list-item>
      </text:list>
      <text:list text:style-name="li2a" text:continue-numbering="true" xml:id="list15" text:continue-list="list14">
        <text:list-item>
          <text:p text:style-name="P19">ebrary books from the USQ database collection</text:p>
        </text:list-item>
      </text:list>
      <text:list text:style-name="li2a" text:continue-numbering="true" xml:id="list16" text:continue-list="list15">
        <text:list-item>
          <text:p text:style-name="P19">journal references from the USQ databases</text:p>
        </text:list-item>
      </text:list>
      <text:list text:style-name="li2a" text:continue-numbering="true" xml:id="list17" text:continue-list="list16">
        <text:list-item>
          <text:p text:style-name="P19">Relevant articles from <text:span text:style-name="i-i">Grove music online</text:span> (Wikipedia is not an acceptable reference source.)<text:line-break/></text:p>
        </text:list-item>
      </text:list>
      <text:p text:style-name="p">The weighting of the various elements in the assignment is as follows: </text:p>
      <text:list text:style-name="li1b" text:continue-numbering="false" xml:id="list18">
        <text:list-item>
          <text:p text:style-name="P21"><text:soft-page-break/>clear introduction 10%</text:p>
        </text:list-item>
      </text:list>
      <text:list text:style-name="li1b" text:continue-numbering="true" xml:id="list19" text:continue-list="list18">
        <text:list-item>
          <text:p text:style-name="P21">interesting and coherent body of essay 50%</text:p>
        </text:list-item>
      </text:list>
      <text:list text:style-name="li1b" text:continue-numbering="true" xml:id="list20" text:continue-list="list19">
        <text:list-item>
          <text:p text:style-name="P21">clear and succinct conclusion 10%</text:p>
        </text:list-item>
      </text:list>
      <text:list text:style-name="li1b" text:continue-numbering="true" xml:id="list21" text:continue-list="list20">
        <text:list-item>
          <text:p text:style-name="P21">correct use of in text referencing 10 %</text:p>
        </text:list-item>
      </text:list>
      <text:list text:style-name="li1b" text:continue-numbering="true" xml:id="list22" text:continue-list="list21">
        <text:list-item>
          <text:p text:style-name="P21">relevant and correctly organised bibliography 20%.</text:p>
        </text:list-item>
      </text:list>
      <text:p text:style-name="P17"><text:bookmark-start text:name="essay_1"/>Essay<text:bookmark-end text:name="essay_1"/></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2"><text:span text:style-name="i-b"><text:span text:style-name="T2">Description</text:span></text:span></text:p>
          </table:table-cell>
          <table:table-cell table:style-name="Table50.B1" office:value-type="string">
            <text:p text:style-name="P2"><text:span text:style-name="i-b"><text:span text:style-name="T2">Marks out of</text:span></text:span></text:p>
          </table:table-cell>
          <table:table-cell table:style-name="Table50.B1" office:value-type="string">
            <text:p text:style-name="P2"><text:span text:style-name="i-b"><text:span text:style-name="T2">Wtg(%)</text:span></text:span></text:p>
          </table:table-cell>
          <table:table-cell table:style-name="Table50.D1" office:value-type="string">
            <text:p text:style-name="P2"><text:span text:style-name="i-b"><text:span text:style-name="T2">Due date</text:span></text:span></text:p>
          </table:table-cell>
        </table:table-row>
        <table:table-row table:style-name="Table50.1">
          <table:table-cell table:style-name="Table50.A1" office:value-type="string">
            <text:p text:style-name="P15"><text:span text:style-name="i-b">Essay 2000 words</text:span></text:p>
          </table:table-cell>
          <table:table-cell table:style-name="Table50.B1" office:value-type="string">
            <text:p text:style-name="P18">100</text:p>
          </table:table-cell>
          <table:table-cell table:style-name="Table50.B1" office:value-type="string">
            <text:p text:style-name="P18">40</text:p>
          </table:table-cell>
          <table:table-cell table:style-name="Table50.D1" office:value-type="string">
            <text:p text:style-name="P15">19 October 2009</text:p>
          </table:table-cell>
        </table:table-row>
      </table:table>
      <text:p text:style-name="p"/>
      <text:list text:style-name="li1n" text:continue-numbering="false" xml:id="list23">
        <text:list-item>
          <text:p text:style-name="P20">Select one progressive or ‘art’ rock band of the 1970s. Discuss their development, their musical characteristics and make some detailed commentary on two tracks.</text:p>
        </text:list-item>
      </text:list>
      <text:list text:style-name="li1n" text:continue-numbering="true" xml:id="list24" text:continue-list="list23">
        <text:list-item>
          <text:p text:style-name="P20">How have music arrangers and production engineers contributed to the finished product on commercially released recordings? Is their work sufficiently acknowledged in the creation of ‘band myths’? In your essay discuss two specific albums.</text:p>
        </text:list-item>
      </text:list>
      <text:list text:style-name="li1n" text:continue-numbering="true" xml:id="list25" text:continue-list="list24">
        <text:list-item>
          <text:p text:style-name="P20">Select a solo artist or band from the period 1970-2000. Outline how this artist or group has advanced the development of rock music with supporting, relevant musical evidence.</text:p>
        </text:list-item>
      </text:list>
      <text:list text:style-name="li1n" text:continue-numbering="true" xml:id="list26" text:continue-list="list25">
        <text:list-item>
          <text:p text:style-name="P20">Mainstream trends in rock and popular music frequently trigger reactions in underground or fringe movements, which in turn become mainstream. Discuss this phenomenon in relation to two bands active during the 1990s.</text:p>
        </text:list-item>
      </text:list>
      <text:list text:style-name="li1n" text:continue-numbering="true" xml:id="list27" text:continue-list="list26">
        <text:list-item>
          <text:p text:style-name="P20">Musical trends in rock music have become increasingly varied during the period from 1970 to the present, yet some genres remain recognisably similar over many years. Based on your observations of music since the turn of the 21st century, how is popular music likely to develop further? Refer to specific songs in your reflection.</text:p>
        </text:list-item>
      </text:list>
      <text:list text:style-name="li1n" text:continue-numbering="true" xml:id="list28" text:continue-list="list27">
        <text:list-item>
          <text:p text:style-name="P20">How are the stylistic trends of popular music covered in this course, reflected in the popular music of your home country? Are there any elements in the music that demonstrate local flavour and identify? (This question is designed especially for students originating outside Australia, the US, or Britain.)</text:p>
        </text:list-item>
      </text:list>
      <text:p text:style-name="p"/>
      <text:p text:style-name="p"><text:bookmark text:name="_End_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2"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3"/>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3"/>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none"/>
    </style:style>
    <style:style style:name="Header_20_Body" style:display-name="Header Body" style:family="paragraph" style:parent-style-name="Header" style:list-style-name="WW8Num89">
      <style:paragraph-properties fo:margin-left="-1.201cm" fo:margin-right="0cm" fo:text-indent="0cm" style:auto-text-indent="fals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Arial"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p-indent" style:family="paragraph" style:parent-style-name="p">
      <style:paragraph-properties fo:margin-left="0.6cm" fo:margin-right="0cm" fo:text-indent="0cm" style:auto-text-indent="false"/>
    </style:style>
    <style:style style:name="Title-part" style:family="paragraph" style:parent-style-name="Title" style:next-style-name="p">
      <style:text-properties fo:font-size="22pt" style:font-size-asian="22pt" style:font-size-complex="22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EBold" style:family="text" style:parent-style-name="Default_20_Paragraph_20_Font">
      <style:text-properties fo:font-weight="bold" style:font-weight-asian="bold"/>
    </style:style>
    <style:style style:name="p_20_Char" style:display-name="p Char" style:family="text" style:parent-style-name="Default_20_Paragraph_20_Font">
      <style:text-properties fo:color="#000000" fo:font-size="11pt" fo:language="en" fo:country="AU" style:font-size-asian="11pt" style:language-complex="ar" style:country-complex="SA"/>
    </style:style>
    <style:style style:name="li1n_20_Char" style:display-name="li1n Char" style:family="text" style:parent-style-name="p_20_Char"/>
    <style:style style:name="li2p_20_Char" style:display-name="li2p Char" style:family="text" style:parent-style-name="li1n_20_Char"/>
    <style:style style:name="WW8Num15z0" style:family="text">
      <style:text-properties style:font-name="Symbol"/>
    </style:style>
    <style:style style:name="WW8Num17z0" style:family="text">
      <style:text-properties style:font-name="Symbol"/>
    </style:style>
    <style:style style:name="WW8Num19z0" style:family="text">
      <style:text-properties style:font-name="Symbol"/>
    </style:style>
    <style:style style:name="WW8Num60z0"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cm" text:min-label-width="0.6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cm"/>
        <style:text-properties style:font-name="Symbol"/>
      </text:list-level-style-bullet>
      <text:list-level-style-bullet text:level="2" text:style-name="WW8Num43z0" style:num-suffix="." text:bullet-char="">
        <style:list-level-properties text:space-before="0.599cm" text:min-label-width="0.6cm"/>
        <style:text-properties style:font-name="Symbol"/>
      </text:list-level-style-bullet>
      <text:list-level-style-bullet text:level="3" text:style-name="WW8Num43z0" style:num-suffix="." text:bullet-char="">
        <style:list-level-properties text:space-before="1.199cm" text:min-label-width="0.6cm"/>
        <style:text-properties style:font-name="Symbol"/>
      </text:list-level-style-bullet>
      <text:list-level-style-bullet text:level="4" text:style-name="WW8Num43z0" style:num-suffix="." text:bullet-char="">
        <style:list-level-properties text:space-before="1.8cm" text:min-label-width="0.601cm"/>
        <style:text-properties style:font-name="Symbol"/>
      </text:list-level-style-bullet>
      <text:list-level-style-bullet text:level="5" text:style-name="WW8Num4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a" style:num-letter-sync="true">
        <style:list-level-properties text:min-label-width="0.6cm"/>
      </text:list-level-style-number>
      <text:list-level-style-number text:level="2" style:num-prefix="a."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prefix=" " style:num-suffix=" - " style:num-format="1">
        <style:list-level-properties/>
      </text:list-level-style-number>
      <text:list-level-style-number text:level="2" style:num-suffix=" " style:num-format="1">
        <style:list-level-properties/>
      </text:list-level-style-number>
      <text:list-level-style-number text:level="3" style:num-suffix=" " style:num-format="1" text:display-levels="2">
        <style:list-level-properties/>
      </text:list-level-style-number>
      <text:list-level-style-number text:level="4" style:num-suffix=" " style:num-format="1" text:display-levels="3">
        <style:list-level-properties/>
      </text:list-level-style-number>
      <text:list-level-style-number text:level="5" style:num-suffix=" " style:num-format="1" text:display-levels="4">
        <style:list-level-properties/>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style:list-level-properties/>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style:list-level-properties/>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prefix="i."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cm"/>
        <style:text-properties style:font-name="Symbol"/>
      </text:list-level-style-bullet>
      <text:list-level-style-bullet text:level="2" text:style-name="WW8Num89z0" style:num-suffix="." text:bullet-char="">
        <style:list-level-properties text:space-before="0.599cm" text:min-label-width="0.6cm"/>
        <style:text-properties style:font-name="Symbol"/>
      </text:list-level-style-bullet>
      <text:list-level-style-bullet text:level="3" text:style-name="WW8Num89z0" style:num-suffix="." text:bullet-char="">
        <style:list-level-properties text:space-before="1.201cm" text:min-label-width="0.6cm"/>
        <style:text-properties style:font-name="Symbol"/>
      </text:list-level-style-bullet>
      <text:list-level-style-bullet text:level="4" text:style-name="WW8Num89z0" style:num-suffix="." text:bullet-char="">
        <style:list-level-properties text:space-before="1.801cm" text:min-label-width="0.6cm"/>
        <style:text-properties style:font-name="Symbol"/>
      </text:list-level-style-bullet>
      <text:list-level-style-bullet text:level="5" text:style-name="WW8Num89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2">
      <text:list-level-style-number text:level="1" style:num-prefix=" " style:num-suffix=" - " style:num-format="1">
        <style:list-level-properties/>
      </text:list-level-style-number>
      <text:list-level-style-number text:level="2" style:num-suffix=" " style:num-format="1">
        <style:list-level-properties/>
      </text:list-level-style-number>
      <text:list-level-style-number text:level="3" style:num-suffix=" " style:num-format="1" text:display-levels="2">
        <style:list-level-properties/>
      </text:list-level-style-number>
      <text:list-level-style-number text:level="4" style:num-suffix=" " style:num-format="1" text:display-levels="3">
        <style:list-level-properties/>
      </text:list-level-style-number>
      <text:list-level-style-number text:level="5" style:num-suffix=" " style:num-format="1" text:display-levels="4">
        <style:list-level-properties/>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format="1" text:start-value="2">
        <style:list-level-properties/>
      </text:list-level-style-number>
      <text:list-level-style-number text:level="2" style:num-suffix=" " style:num-format="1" text:start-value="2">
        <style:list-level-properties/>
      </text:list-level-style-number>
      <text:list-level-style-number text:level="3" style:num-suffix=" " style:num-format="1" text:display-levels="2">
        <style:list-level-properties/>
      </text:list-level-style-number>
      <text:list-level-style-number text:level="4" style:num-suffix=" " style:num-format="1" text:display-levels="3">
        <style:list-level-properties/>
      </text:list-level-style-number>
      <text:list-level-style-number text:level="5" style:num-suffix=" " style:num-format="1" text:display-levels="4">
        <style:list-level-properties/>
      </text:list-level-style-number>
      <text:list-level-style-number text:level="6" style:num-suffix=" " style:num-format="1" text:display-levels="5">
        <style:list-level-properties/>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prefix="Module " style:num-suffix=" – " style:num-format="1" text:start-value="3">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2">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Book</text:title></text:p>
            </table:table-cell>
            <table:table-cell table:style-name="BodyFooter.A1" office:value-type="string">
              <text:p text:style-name="MP1"><text:span text:style-name="i-b"><text:page-number text:select-page="current">4</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header>
        <text:p text:style-name="Header"/>
      </style:header>
    </style:master-page>
    <style:master-page style:name="Footnote" style:page-layout-name="Mpm8"/>
    <style:master-page style:name="Endnote" style:page-layout-name="Mpm9"/>
    <style:master-page style:name="TOC_20_Page" style:display-name="TOC Page" style:page-layout-name="Mpm10"/>
    <style:master-page style:name="Copyright_20_Page" style:display-name="Copyright Page" style:page-layout-name="Mpm2"/>
    <style:master-page style:name="End_20_Section" style:display-name="End Section" style:page-layout-name="Mpm1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Landscape" style:page-layout-name="Mpm12">
      <style:header>
        <table:table table:name="Table46" table:style-name="Table46">
          <table:table-column table:style-name="Table46.A"/>
          <table:table-column table:style-name="Table46.B"/>
          <table:table-row>
            <table:table-cell table:style-name="Table46.A1" office:value-type="string">
              <text:p text:style-name="Header_20_right"><text:title>Study Book</text:title></text:p>
            </table:table-cell>
            <table:table-cell table:style-name="Table46.A1" office:value-type="string">
              <text:p text:style-name="MP1"><text:span text:style-name="i-b"><text:page-number text:select-page="current">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left>
    </style:master-page>
    <style:master-page style:name="Module_20_20" style:display-name="Module 20" style:page-layout-name="Mpm1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Study Book</dc:title>
    <meta:initial-creator>Pamela Glossop</meta:initial-creator>
    <meta:creation-date>2006-10-27T12:11:07</meta:creation-date>
    <dc:creator>Bron Dye</dc:creator>
    <dc:date>2009-11-12T11:22:51.84</dc:date>
    <meta:editing-cycles>10</meta:editing-cycles>
    <meta:editing-duration>PT22M43S</meta:editing-duration>
    <meta:document-statistic meta:table-count="51" meta:image-count="0" meta:object-count="0" meta:page-count="8" meta:paragraph-count="144" meta:word-count="827" meta:character-count="4711"/>
    <meta:user-defined meta:name="Info 1"/>
    <meta:user-defined meta:name="Info 2"/>
    <meta:user-defined meta:name="Info 3"/>
    <meta:user-defined meta:name="Info 4"/>
    <meta:template xlink:type="simple" xlink:actuate="onRequest" xlink:title="ice-template" xlink:href="/Users/debyld/workspace/content/packages/ICE/content/packages/ICE/content/packages/ICE/content/packages/ICE/content/packages/courseware/mgt/8016/2007/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